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08000004516000002895D5FA29C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4.116cm" svg:y="4.324cm">
            <draw:object draw:notify-on-update-of-ranges="Sheet1.A1:Sheet1.A22 Sheet1.B1:Sheet1.B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22.798cm" svg:height="1.462cm" svg:x="7.103cm" svg:y="2.203cm">
            <draw:image xlink:href="Pictures/2000008000004516000002895D5FA29C.svm" xlink:type="simple" xlink:show="embed" xlink:actuate="onLoad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1" calcext:value-type="float">
            <text:p>0.8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" calcext:value-type="float">
            <text:p>0.8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7" calcext:value-type="float">
            <text:p>0.57</text:p>
          </table:table-cell>
          <table:table-cell table:number-columns-repeated="8"/>
          <table:table-cell office:value-type="string" calcext:value-type="string">
            <text:p>-3.102214723e-5x**4.0 + 0.0021367624 * x**3.0 - 0.0495873986 * x**2.0 + 0.3976324804 * x - 0.16085760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1" calcext:value-type="float">
            <text:p>0.4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1" calcext:value-type="float">
            <text:p>0.31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7" calcext:value-type="float">
            <text:p>0.1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" calcext:value-type="float">
            <text:p>0.14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2" calcext:value-type="float">
            <text:p>0.1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9" calcext:value-type="float">
            <text:p>0.09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" calcext:value-type="float">
            <text:p>0.08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7" calcext:value-type="float">
            <text:p>0.07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6" calcext:value-type="float">
            <text:p>0.06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4:13.177192357</meta:creation-date>
    <dc:date>2015-07-07T19:33:00.033221548</dc:date>
    <meta:editing-duration>P0D</meta:editing-duration>
    <meta:editing-cycles>1</meta:editing-cycles>
    <meta:document-statistic meta:table-count="1" meta:cell-count="45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952cm" style:legend-expansion="high" chart:style-name="ch2"/>
        <chart:plot-area chart:style-name="ch3" table:cell-range-address="Sheet1.A1:Sheet1.B22" svg:x="0.1cm" svg:y="0.393cm" svg:width="10.496cm" svg:height="8.638cm">
          <chartooo:coordinate-region svg:x="0.827cm" svg:y="0.592cm" svg:width="9.582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2" chart:class="chart:scatter">
            <chart:domain table:cell-range-address="Sheet1.A1:Sheet1.A22"/>
            <chart:regression-curve chart:style-name="ch7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1:Sheet1.A22</svg:desc>
                </draw:g>
              </table:table-cell>
              <table:table-cell office:value-type="float" office:value="0.82">
                <text:p>0.82</text:p>
                <draw:g>
                  <svg:desc>Sheet1.B1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